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Таблица1" style:family="table">
      <style:table-properties style:width="6.4896in" fo:margin-left="-0.075in" fo:margin-top="0in" fo:margin-bottom="0in" table:align="left" style:writing-mode="lr-tb"/>
    </style:style>
    <style:style style:name="Таблица1.A" style:family="table-column">
      <style:table-column-properties style:column-width="1.7535in"/>
    </style:style>
    <style:style style:name="Таблица1.B" style:family="table-column">
      <style:table-column-properties style:column-width="3.125in"/>
    </style:style>
    <style:style style:name="Таблица1.C" style:family="table-column">
      <style:table-column-properties style:column-width="1.6111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1.2" style:family="table-row">
      <style:table-row-properties style:min-row-height="1.6014in" fo:keep-together="auto"/>
    </style:style>
    <style:style style:name="Таблица1.4" style:family="table-row">
      <style:table-row-properties style:min-row-height="1.2799in" fo:keep-together="auto"/>
    </style:style>
    <style:style style:name="Таблица1.5" style:family="table-row">
      <style:table-row-properties style:min-row-height="0.9368in" fo:keep-together="auto"/>
    </style:style>
    <style:style style:name="Таблица1.6" style:family="table-row">
      <style:table-row-properties style:min-row-height="0.2938in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0pt" fo:language="ru" fo:country="RU" officeooo:paragraph-rsid="00192e1f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0pt" fo:language="ru" fo:country="RU" officeooo:rsid="00192e1f" officeooo:paragraph-rsid="00192e1f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0pt" fo:language="ru" fo:country="RU" officeooo:rsid="001cafba" officeooo:paragraph-rsid="001cafba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fo:font-style="italic" style:letter-kerning="false" style:font-name-asian="Calibri1" style:font-size-asian="11pt" style:language-asian="en" style:country-asian="US" style:font-style-asian="italic" style:font-name-complex="Times New Roman1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letter-kerning="false" style:font-name-asian="Calibri1" style:language-asian="en" style:country-asian="US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0pt" officeooo:paragraph-rsid="00192e1f" style:font-size-asian="10pt" style:font-size-complex="10pt"/>
    </style:style>
    <style:style style:name="P13" style:family="paragraph" style:parent-style-name="Standard">
      <style:paragraph-properties fo:text-align="end" style:justify-single-word="false"/>
      <style:text-properties fo:color="#ff0000" loext:opacity="100%" style:font-name="Times New Roman" fo:font-size="12pt" fo:font-weight="bold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2pt" fo:language="en" fo:country="US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0pt" fo:language="en" fo:country="US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0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0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0pt" fo:language="ru" fo:country="RU" officeooo:paragraph-rsid="00192e1f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0pt" fo:language="en" fo:country="US" style:font-size-asian="10pt" style:font-name-complex="Times New Roman1" style:font-size-complex="10pt"/>
    </style:style>
    <style:style style:name="T4" style:family="text">
      <style:text-properties officeooo:rsid="0017e2c7"/>
    </style:style>
    <style:style style:name="T5" style:family="text">
      <style:text-properties fo:language="ru" fo:country="RU" style:letter-kerning="false" style:font-name-asian="Calibri1" style:language-asian="en" style:country-asian="US" style:font-name-complex="Times New Roman1" style:language-complex="ar" style:country-complex="SA"/>
    </style:style>
    <style:style style:name="T6" style:family="text">
      <style:text-properties officeooo:rsid="00192e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сень 202</text:span><text:span text:style-name="T2">3</text:span><text:span text:style-name="T1">-2024</text:span></text:p>
      <text:p text:style-name="P13">Базовый уровень</text:p>
      <text:p text:style-name="P14">Monologue PERSONALITY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15">The text of the monologue</text:p>
            <text:p text:style-name="P7"/>
          </table:table-cell>
          <table:table-cell table:style-name="Таблица1.A1" office:value-type="string">
            <text:p text:style-name="P15">Vocabulary, Grammar Structures, Linking Words and Phrases</text:p>
          </table:table-cell>
        </table:table-row>
        <table:table-row table:style-name="Таблица1.2">
          <table:table-cell table:style-name="Таблица1.A1" office:value-type="string">
            <text:p text:style-name="P16">Step 1. Introduction</text:p>
            <text:p text:style-name="P17">1. Start with a hook sentence that will attract the listener’s attention, a quote, a proverb, etc.</text:p>
            <text:p text:style-name="P17">2. Lead your speech steadily to the main part of your talk.</text:p>
            <text:p text:style-name="P17">3. The introduction may consist of 3-6 sentences.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><text:bookmark-start text:name="_GoBack"/></text:p>
          </table:table-cell>
        </table:table-row>
        <table:table-row table:style-name="Таблица1.1">
          <table:table-cell table:style-name="Таблица1.A1" office:value-type="string">
            <text:p text:style-name="P16"><text:bookmark-end text:name="_GoBack"/>Step 2. Personality Types</text:p>
            <text:p text:style-name="P18">2.1. Speak about two personality types (extroverts and introverts). What tells you more about a person’s personality: their clothes, their body language, their voice, their tastes or something else?</text:p>
            <text:p text:style-name="P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2.2. What personality types would some jobs (e.g. a computer programmer, a researcher, etc.) attract and why?</text:p>
            <text:p text:style-name="P8"/>
          </table:table-cell>
          <table:table-cell table:style-name="Таблица1.A1" office:value-type="string">
            <text:p text:style-name="P2"><text:span text:style-name="T4">2.1 </text:span>Many people distinguish 2 main personality types: extroverts and introverts. In the modern world, it is impossible to understand the type of personality by clothes. It is best to <text:span text:style-name="T6">reason</text:span> the type of personality by the body language, speech and hobbies of a person. For example, if a person uses active hand gestures, speaks loudly and expressively, prefers to rest in large companies, then he is most likely an extrovert. If a person does not use body language, speaks indistinctly and prefers solitary rest, then most likely it is an introvert. However, you cannot <text:span text:style-name="T6">reason</text:span> a<text:span text:style-name="T6">bout</text:span> person until you get to know him closely enough. Some people may behave as extroverts in some situations and as introverts in others.</text:p>
            <text:p text:style-name="P2"/>
            <text:p text:style-name="P2"/>
            <text:p text:style-name="P2"/>
            <text:p text:style-name="P2"><text:span text:style-name="T4">2.2 </text:span>There is a popular misconception that the profession chosen by a person and his personality type are necessarily related. I believe that this is not the case. For example, let's take a person organizing holidays, many will say that he is definitely an extrovert, but there is a possibility that he prefers to spend his free time alone, and in such a situation he is an introvert. On the other hand, you can take programmers who spend a lot of time at the computer, it would seem they should be introverted, but programmers often prefer to spend their free time communicating with friends. As a result, we can say that the profession is not necessarily somehow related to the type of personality.</text:p>
          </table:table-cell>
          <table:table-cell table:style-name="Таблица1.A1" office:value-type="string">
            <text:p text:style-name="P11"><text:span text:style-name="T5">Distinguish </text:span>/dɪˈstɪŋɡwɪʃ/</text:p>
            <text:p text:style-name="P11">различать</text:p>
            <text:p text:style-name="P11"/>
            <text:p text:style-name="P19">hand gestures</text:p>
            <text:p text:style-name="P12">жесты рук</text:p>
            <text:p text:style-name="P12"/>
            <text:p text:style-name="P3">loudly and expressively</text:p>
            <text:p text:style-name="P3">громко и выразительно</text:p>
            <text:p text:style-name="P3"/>
            <text:p text:style-name="P3">indistinctly</text:p>
            <text:p text:style-name="P3">неразборчиво</text:p>
            <text:p text:style-name="P3"/>
            <text:p text:style-name="P3">behave</text:p>
            <text:p text:style-name="P4">вести себя</text:p>
            <text:p text:style-name="P4"/>
            <text:p text:style-name="P4">misconception</text:p>
            <text:p text:style-name="P4">неправильное представление</text:p>
          </table:table-cell>
        </table:table-row>
        <table:table-row table:style-name="Таблица1.4">
          <table:table-cell table:style-name="Таблица1.A1" office:value-type="string">
            <text:p text:style-name="P16">Step 3. Charisma</text:p>
            <text:p text:style-name="P17">3.1. What is charisma? Give an example of a charismatic personality and explain why you find him/her charismatic.</text:p>
            <text:p text:style-name="P9"/>
            <text:p text:style-name="P9"/>
            <text:p text:style-name="P9"/>
            <text:p text:style-name="P9"/>
            <text:p text:style-name="P9"/>
            <text:p text:style-name="P10"><text:span text:style-name="T3">3.2. Is charisma the most </text:span><text:soft-page-break/><text:span text:style-name="T3">important quality to possess if you want to be successful in your career? If not, what other qualities are important?</text:span></text:p>
            <text:p text:style-name="P9"/>
            <text:p text:style-name="P9"/>
          </table:table-cell>
          <table:table-cell table:style-name="Таблица1.A1" office:value-type="string">
            <text:p text:style-name="P5">3.1 I believe that charisma can be called a person's ability to attract people's attention and make them listen without making any effort. I think the famous British actor Benedict Cumberbatch is a very charismatic personality. Benedict's charisma is evident in his acting, for example, when I watched the series "Sherlock Holmes", in which Benedict Cumberbatch played the main role, I could not tear myself away from watching.</text:p>
            <text:p text:style-name="P5"/>
            <text:p text:style-name="P5"/>
            <text:p text:style-name="P5"/>
            <text:p text:style-name="P5">3.2 I believe that charisma is very necessary both in <text:soft-page-break/>everyday life, when communicating with friends, family and acquaintances, and in professional activities. As a rule, a person with charisma gets a promotion more easily. However, it should be borne in mind that charisma alone is not enough to achieve everything. For example, if a person is very charismatic, but does not have any professional skills, then he can hardly count on a promotion. On the other hand, even a person with very good professional skills, but without charisma, will not be able to become a leader</text:p>
          </table:table-cell>
          <table:table-cell table:style-name="Таблица1.A1" office:value-type="string">
            <text:p text:style-name="P8"/>
          </table:table-cell>
        </table:table-row>
        <table:table-row table:style-name="Таблица1.5">
          <table:table-cell table:style-name="Таблица1.A1" office:value-type="string">
            <text:p text:style-name="P16">Step 4. CREATIVE THINKING</text:p>
            <text:p text:style-name="P17">Introduce your own extra idea(s) on the topic that hasn’t / haven’t been mentioned before. Justify your choice.</text:p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Таблица1.6">
          <table:table-cell table:style-name="Таблица1.A1" office:value-type="string">
            <text:p text:style-name="P16">Step 5. Conclusion</text:p>
            <text:p text:style-name="P8"/>
            <text:p text:style-name="P18"><text:s/>Summarise the ideas of steps 2, 3, 4.</text:p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9846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er</meta:initial-creator>
    <meta:editing-cycles>15</meta:editing-cycles>
    <meta:print-date>2021-09-27T20:48:00</meta:print-date>
    <meta:creation-date>2021-09-27T20:48:00</meta:creation-date>
    <dc:date>2023-10-02T20:03:24.631886641</dc:date>
    <meta:editing-duration>PT1H2M34S</meta:editing-duration>
    <meta:generator>LibreOffice/7.3.7.2$Linux_X86_64 LibreOffice_project/30$Build-2</meta:generator>
    <meta:document-statistic meta:table-count="1" meta:image-count="0" meta:object-count="0" meta:page-count="2" meta:paragraph-count="35" meta:word-count="616" meta:character-count="3748" meta:non-whitespace-character-count="3166"/>
    <meta:user-defined meta:name="AppVersion">15.0000</meta:user-defined>
    <meta:user-defined meta:name="Company">Hewlett-Packard</meta:user-defined>
    <meta:template xlink:type="simple" xlink:actuate="onRequest" xlink:title="Normal" xlink:href=""/>
  </office:meta>
</office:document-meta>
</file>